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ad8" officeooo:paragraph-rsid="0012d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 - How To Import a Python Module From Another Package</text:p>
      <text:p text:style-name="P1"/>
      <text:p text:style-name="P1"><text:a xlink:type="simple" xlink:href="https://roboticsbackend.com/ros-import-python-module-from-another-package/" text:style-name="Internet_20_link" text:visited-style-name="Visited_20_Internet_20_Link">https://roboticsbackend.com/ros-import-python-module-from-another-package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5T08:35:56.865232890</meta:creation-date>
    <dc:date>2022-12-25T08:37:20.093013908</dc:date>
    <meta:editing-duration>PT1M32S</meta:editing-duration>
    <meta:editing-cycles>1</meta:editing-cycles>
    <meta:document-statistic meta:table-count="0" meta:image-count="0" meta:object-count="0" meta:page-count="1" meta:paragraph-count="2" meta:word-count="12" meta:character-count="136" meta:non-whitespace-character-count="126"/>
    <meta:generator>LibreOffice/6.4.7.2$Linux_X86_64 LibreOffice_project/40$Build-2</meta:generator>
  </office:meta>
</office:document-meta>
</file>